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75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59.11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74.15mm"/>
    </style:style>
    <style:style style:name="co6" style:family="table-column">
      <style:table-column-properties fo:break-before="auto" style:column-width="63.43mm"/>
    </style:style>
    <style:style style:name="co7" style:family="table-column">
      <style:table-column-properties fo:break-before="auto" style:column-width="60.43mm"/>
    </style:style>
    <style:style style:name="co8" style:family="table-column">
      <style:table-column-properties fo:break-before="auto" style:column-width="10.72mm"/>
    </style:style>
    <style:style style:name="co9" style:family="table-column">
      <style:table-column-properties fo:break-before="auto" style:column-width="62.78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53.62mm"/>
    </style:style>
    <style:style style:name="co12" style:family="table-column">
      <style:table-column-properties fo:break-before="auto" style:column-width="9.93mm"/>
    </style:style>
    <style:style style:name="co13" style:family="table-column">
      <style:table-column-properties fo:break-before="auto" style:column-width="77.4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4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200" fo:wrap-option="wra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dddddd" fo:wrap-option="wrap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2" table:default-cell-style-name="ce8"/>
        <table:table-column table:style-name="co6" table:default-cell-style-name="ce2"/>
        <table:table-column table:style-name="co4" table:default-cell-style-name="ce8"/>
        <table:table-column table:style-name="co7" table:default-cell-style-name="ce2"/>
        <table:table-column table:style-name="co8" table:default-cell-style-name="ce8"/>
        <table:table-column table:style-name="co9" table:default-cell-style-name="ce2"/>
        <table:table-column table:style-name="co10" table:default-cell-style-name="ce8"/>
        <table:table-column table:style-name="co11" table:default-cell-style-name="ce2"/>
        <table:table-column table:style-name="co12" table:default-cell-style-name="ce8"/>
        <table:table-column table:style-name="co13" table:default-cell-style-name="ce2"/>
        <table:table-column table:style-name="co14" table:number-columns-repeated="1009" table:default-cell-style-name="ce2"/>
        <table:table-row table:style-name="ro1">
          <table:table-cell table:style-name="ce1" office:value-type="string" calcext:value-type="string">
            <text:p>hair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head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eyeballs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eyelashes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upper_body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lower_body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skirt</text:p>
          </table:table-cell>
          <table:table-cell table:style-name="ce7" office:value-type="string" calcext:value-type="string">
            <text:p>orig verts</text:p>
          </table:table-cell>
          <table:table-cell table:style-name="ce15" office:value-type="string" calcext:value-type="string">
            <text:p>BoM</text:p>
          </table:table-cell>
          <table:table-cell table:style-name="ce16"/>
          <table:table-cell table:style-name="ce17" table:number-columns-repeated="1000"/>
          <table:table-cell table:style-name="ce16" table:number-columns-repeated="8"/>
        </table:table-row>
        <table:table-row table:style-name="ro2">
          <table:table-cell office:value-type="string" calcext:value-type="string">
            <text:p>Bangs_Back_Dow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ced_Eyebrow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yeball_Size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Blink_both</text:p>
          </table:table-cell>
          <table:table-cell table:style-name="ce14" office:value-type="float" office:value="26" calcext:value-type="float">
            <text:p>26</text:p>
          </table:table-cell>
          <table:table-cell office:value-type="string" calcext:value-type="string">
            <text:p>Big_Belly_Tors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ig_Belly_Leg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kirt_belly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aux_base.tg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Back_U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ttached_Earlobe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link_Lef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g_Ches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ig_Butt_Leg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kirt_bigbut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texture local_texture="aux1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Front_Dow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ggy_Ey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yewhite.tga</text:p>
          </table:table-cell>
          <table:table-cell/>
          <table:table-cell office:value-type="string" calcext:value-type="string">
            <text:p>Blink_Rig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ast_Female_Cleavag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owed_Leg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kirt_bowleg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texture local_texture="aux2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Front_U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Brow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Bug_Eyed_Head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Breast_Gravity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isplace_Loose_Lowerbody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kirt_bust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lt;texture local_texture="aux3_tattoo"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Part_Midd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Ear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yeBallLeftMesh lod=0 min_pixel_width=320 </text:p>
          </table:table-cell>
          <table:table-cell/>
          <table:table-cell office:value-type="string" calcext:value-type="string">
            <text:p>Egg_H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st_Male_No_Pec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t_Leg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skirt_chubby</text:p>
          </table:table-cell>
          <table:table-cell office:value-type="float" office:value="176" calcext:value-type="float">
            <text:p>1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ngs_Sides_Dow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B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yeBallLeftMesh lod=1 min_pixel_width=80 </text:p>
          </table:table-cell>
          <table:table-cell/>
          <table:table-cell office:value-type="string" calcext:value-type="string">
            <text:p>Elongate_H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isplace_Loose_Upperbody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Foot_Siz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kirt_loos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lt;texture local_texture="leftarm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Sides_U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Lef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yeBallRightMesh lod=0 min_pixel_width=320 </text:p>
          </table:table-cell>
          <table:table-cell/>
          <table:table-cell office:value-type="string" calcext:value-type="string">
            <text:p>Express_Afraid_Emo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t_Torso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Leg_Longcuff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kirt_lovehand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texture local_texture="leftleg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longate_Head_Hai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ink_Righ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yeBallRightMesh lod=1 min_pixel_width=80 </text:p>
          </table:table-cell>
          <table:table-cell/>
          <table:table-cell office:value-type="string" calcext:value-type="string">
            <text:p>Express_Anger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ingernails_Lo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g_Pantflai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kirt_male</text:p>
          </table:table-cell>
          <table:table-cell office:value-type="float" office:value="123" calcext:value-type="float">
            <text:p>1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ack_Down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road_Nostrils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Express_Bored_Emo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ds_Fis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Low_Crotc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kirt_poofy</text:p>
          </table:table-cell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ack_U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ug_Eyed_Head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&lt;texture local_texture="eyes_iris"/&gt;</text:p>
          </table:table-cell>
          <table:table-cell/>
          <table:table-cell office:value-type="string" calcext:value-type="string">
            <text:p>Express_Cry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Fist_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Leg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skirt_saddlebags</text:p>
          </table:table-cell>
          <table:table-cell office:value-type="float" office:value="114" calcext:value-type="float">
            <text:p>1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ig_Bac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ulbous_Nose</text:p>
          </table:table-cell>
          <table:table-cell office:value-type="float" office:value="144" calcext:value-type="float">
            <text:p>144</text:p>
          </table:table-cell>
          <table:table-cell table:style-name="ce5" office:value-type="string" calcext:value-type="string">
            <text:p>&lt;texture local_texture="eyes_alpha"/&gt;</text:p>
          </table:table-cell>
          <table:table-cell/>
          <table:table-cell office:value-type="string" calcext:value-type="string">
            <text:p>Express_Disda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nds_Fist_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Packa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kirt_smallbutt</text:p>
          </table:table-cell>
          <table:table-cell office:value-type="float" office:value="46" calcext:value-type="float">
            <text:p>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ig_F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lbous_Nose_Tip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&lt;texture local_texture="eyes_tattoo"/&gt;</text:p>
          </table:table-cell>
          <table:table-cell/>
          <table:table-cell office:value-type="string" calcext:value-type="string">
            <text:p>Express_Embarrassed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Peace_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uscular_Leg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kirt_tight</text:p>
          </table:table-cell>
          <table:table-cell office:value-type="float" office:value="164" calcext:value-type="float">
            <text:p>1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ig_To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left_Chin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xpress_Frow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Poin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addlebags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air_Egg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left_Chin_Upper</text:p>
          </table:table-cell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2011-08-05T22:36:36Z INFO: dumpAvatarTEs: eyes_iris: 5b3917e5-98d9-d830-4704-1ddba558a63f</text:p>
          </table:table-cell>
          <table:table-cell/>
          <table:table-cell office:value-type="string" calcext:value-type="string">
            <text:p>Express_Ki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ds_Point_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crawny_Legs</text:p>
          </table:table-cell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skirt_length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orehead_Roun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rooked_Nose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string" calcext:value-type="string">
            <text:p>Express_Laugh_Emo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nds_Point_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hoe_Heel_Height</text:p>
          </table:table-cell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skirt_slit_back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orehead_Slan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eep_Chin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Express_Repulsed_Emo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nds_Relax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Shoe_Heel_Point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skirt_slit_front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ront_Dow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isplace_Hair_Facial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Express_Sad_Emo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nds_Relaxed_L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Heel_Thick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skirt_slit_left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ront_Up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uble_Chin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Express_Shrug_Emo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nds_Relaxed_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Platform_Height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skirt_slit_right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art_Lef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rs_Out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Express_Smi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Salute_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hoe_Platform_Width</text:p>
          </table:table-cell>
          <table:table-cell office:value-type="float" office:value="100" calcext:value-type="float">
            <text:p>100</text:p>
          </table:table-cell>
          <table:table-cell table:style-name="ce9"/>
          <table:table-cell table:number-columns-repeated="1011"/>
        </table:table-row>
        <table:table-row table:style-name="ro2">
          <table:table-cell office:value-type="string" calcext:value-type="string">
            <text:p>Hair_Part_Midd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gg_Hea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string" calcext:value-type="string">
            <text:p>Express_Surprise_Emo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nds_Spread_R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hoe_Toe_Poi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kirtMesh lod=0 min_pixel_width=320 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art_R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ongate_Hea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Express_Tongue_Ou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nds_Typing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Shoe_Toe_Squa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kirtMesh lod=1 min_pixel_width=1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frai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Toothsmi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ve_Handl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oe_Toe_Thic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kirtMesh lod=2 min_pixel_width=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M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nger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Wink_Emo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_Tors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mall_But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kirtMesh lod=3 min_pixel_width=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Med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Bor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_Spre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scular_Torso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default_lowerbodyParall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kirtMesh lod=4 min_pixel_width=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Sho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Closed_Mouth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Eyelid_Corner_U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_Chest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2">
          <table:table-cell office:value-type="string" calcext:value-type="string">
            <text:p>Hair_Ponytail_Lon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Cry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lid_Inner_Corner_U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rawny_Torso</text:p>
          </table:table-cell>
          <table:table-cell office:value-type="float" office:value="1192" calcext:value-type="float">
            <text:p>1192</text:p>
          </table:table-cell>
          <table:table-cell table:number-columns-repeated="2"/>
          <table:table-cell table:style-name="ce9" office:value-type="string" calcext:value-type="string">
            <text:p>&lt;texture local_texture="skir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onytail_Me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Disdai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Head_Eyes_Bi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wny_Torso_Male</text:p>
          </table:table-cell>
          <table:table-cell office:value-type="float" office:value="1198" calcext:value-type="float">
            <text:p>1198</text:p>
          </table:table-cell>
          <table:table-cell table:style-name="ce4" office:value-type="string" calcext:value-type="string">
            <text:p>body_skingrain.tga</text:p>
          </table:table-cell>
          <table:table-cell/>
          <table:table-cell office:value-type="string" calcext:value-type="string">
            <text:p>&lt;texture local_texture="skirt_tatto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onytail_Shor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Embarras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irtsleeve_flair</text:p>
          </table:table-cell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bodyfreckles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Round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Frow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mall_Chest</text:p>
          </table:table-cell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bump_lowerbody_base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Rumple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xpress_Kiss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fault_upperbodyParallel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bump_pants_wrinkles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hear_Back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xpress_Laugh_Emote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jacket_length_lower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hear_Fron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xpress_Open_Mouth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4" office:value-type="string" calcext:value-type="string">
            <text:p>jacket_open_lower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ides_Down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press_Repul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body_skingrain.tga</text:p>
          </table:table-cell>
          <table:table-cell/>
          <table:table-cell table:style-name="ce4" office:value-type="string" calcext:value-type="string">
            <text:p>lowerbody_color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ides_Ful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xpress_Sa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lashes_Long</text:p>
          </table:table-cell>
          <table:table-cell/>
          <table:table-cell table:style-name="ce4" office:value-type="string" calcext:value-type="string">
            <text:p>bump_shirt_wrinkles.tga</text:p>
          </table:table-cell>
          <table:table-cell/>
          <table:table-cell table:style-name="ce4" office:value-type="string" calcext:value-type="string">
            <text:p>lowerbody_highlights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ides_Up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xpress_Shrug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bump_shirt_wrinkles.tga</text:p>
          </table:table-cell>
          <table:table-cell/>
          <table:table-cell table:style-name="ce4" office:value-type="string" calcext:value-type="string">
            <text:p>lowerbody_shading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pik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press_Smil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lashMesh lod=0 min_pixel_width=320 </text:p>
          </table:table-cell>
          <table:table-cell/>
          <table:table-cell table:style-name="ce4" office:value-type="string" calcext:value-type="string">
            <text:p>bump_upperbody_base.tga</text:p>
          </table:table-cell>
          <table:table-cell/>
          <table:table-cell table:style-name="ce4" office:value-type="string" calcext:value-type="string">
            <text:p>pants_length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quare_Hea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xpress_Surprise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glove_length_alpha.tga</text:p>
          </table:table-cell>
          <table:table-cell/>
          <table:table-cell table:style-name="ce4" office:value-type="string" calcext:value-type="string">
            <text:p>pants_waist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quash_Stretch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Tongue_Out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gloves_fingers_alpha.tga</text:p>
          </table:table-cell>
          <table:table-cell/>
          <table:table-cell table:style-name="ce4" office:value-type="string" calcext:value-type="string">
            <text:p>shoe_height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wept_Back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xpress_Toothsmil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jacket_length_upper_alpha.tga</text:p>
          </table:table-cell>
          <table:table-cell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Hair_Swept_Forwar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Wink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jacket_open_upper_alpha.tga</text:p>
          </table:table-cell>
          <table:table-cell/>
          <table:table-cell office:value-type="string" calcext:value-type="string">
            <text:p>lowerBodyMesh lod=0 min_pixel_width=320 <text:s/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aper_Back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xpress_Worry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nailpolish_alpha.tga</text:p>
          </table:table-cell>
          <table:table-cell/>
          <table:table-cell office:value-type="string" calcext:value-type="string">
            <text:p>lowerBodyMesh lod=1 min_pixel_width=1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aper_Fron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ye_Spread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4" office:value-type="string" calcext:value-type="string">
            <text:p>shirt_bottom_alpha.tga</text:p>
          </table:table-cell>
          <table:table-cell/>
          <table:table-cell office:value-type="string" calcext:value-type="string">
            <text:p>lowerBodyMesh lod=2 min_pixel_width=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ilt_Lef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Corner_Up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4" office:value-type="string" calcext:value-type="string">
            <text:p>shirt_collar_alpha.tga</text:p>
          </table:table-cell>
          <table:table-cell/>
          <table:table-cell office:value-type="string" calcext:value-type="string">
            <text:p>lowerBodyMesh lod=3 min_pixel_width=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ilt_Righ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Inner_Corner_Up</text:p>
          </table:table-cell>
          <table:table-cell table:number-columns-repeated="5"/>
          <table:table-cell table:style-name="ce4" office:value-type="string" calcext:value-type="string">
            <text:p>shirt_collar_back_alpha.tga</text:p>
          </table:table-cell>
          <table:table-cell/>
          <table:table-cell office:value-type="string" calcext:value-type="string">
            <text:p>lowerBodyMesh lod=4 min_pixel_width=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Volume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ead_Eyes_Big</text:p>
          </table:table-cell>
          <table:table-cell table:number-columns-repeated="5"/>
          <table:table-cell table:style-name="ce4" office:value-type="string" calcext:value-type="string">
            <text:p>shirt_sleeve_alpha.tg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ir_Volume_Small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Fat_Head</text:p>
          </table:table-cell>
          <table:table-cell office:value-type="float" office:value="314" calcext:value-type="float">
            <text:p>314</text:p>
          </table:table-cell>
          <table:table-cell table:number-columns-repeated="4"/>
          <table:table-cell table:style-name="ce4" office:value-type="string" calcext:value-type="string">
            <text:p>upperbody_color.tga</text:p>
          </table:table-cell>
          <table:table-cell/>
          <table:table-cell office:value-type="string" calcext:value-type="string">
            <text:p>&lt;texture local_texture="lower_bodypai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ear_Head_Hair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at_Lower_Lip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4" office:value-type="string" calcext:value-type="string">
            <text:p>upperbody_highlights_alpha.tga</text:p>
          </table:table-cell>
          <table:table-cell/>
          <table:table-cell office:value-type="string" calcext:value-type="string">
            <text:p>&lt;texture local_texture="lower_tatto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Fat_Upper_Lip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4" office:value-type="string" calcext:value-type="string">
            <text:p>upperbody_shading_alpha.tga</text:p>
          </table:table-cell>
          <table:table-cell/>
          <table:table-cell office:value-type="string" calcext:value-type="string">
            <text:p>&lt;texture local_texture="lower_universal_tattoo</text:p>
          </table:table-cell>
          <table:table-cell table:number-columns-repeated="1013"/>
        </table:table-row>
        <table:table-row table:style-name="ro2">
          <table:table-cell table:style-name="ce4"/>
          <table:table-cell/>
          <table:table-cell office:value-type="string" calcext:value-type="string">
            <text:p>Forehead_Round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4" office:value-type="string" calcext:value-type="string">
            <text:p>upperbodyfreckles_alpha.tga</text:p>
          </table:table-cell>
          <table:table-cell/>
          <table:table-cell office:value-type="string" calcext:value-type="string">
            <text:p>&lt;texture local_texture="lower_underpa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<text:s/>lod=0 <text:s/>min_pixel_width=320</text:p>
          </table:table-cell>
          <table:table-cell/>
          <table:table-cell office:value-type="string" calcext:value-type="string">
            <text:p>Forehead_Slant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string" calcext:value-type="string">
            <text:p>&lt;texture local_texture="lower_sock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1 <text:s/>min_pixel_width=160</text:p>
          </table:table-cell>
          <table:table-cell/>
          <table:table-cell office:value-type="string" calcext:value-type="string">
            <text:p>Frown_Mouth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style-name="ce11" office:value-type="string" calcext:value-type="string">
            <text:p>upperBodyMesh lod=0 min_pixel_width=320 </text:p>
          </table:table-cell>
          <table:table-cell/>
          <table:table-cell office:value-type="string" calcext:value-type="string">
            <text:p>&lt;texture local_texture="lower_sho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2 fmin_pixel_width=80</text:p>
          </table:table-cell>
          <table:table-cell/>
          <table:table-cell office:value-type="string" calcext:value-type="string">
            <text:p>Furrowed_Eyebrows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ce11" office:value-type="string" calcext:value-type="string">
            <text:p>upperBodyMesh lod=1 min_pixel_width=160</text:p>
          </table:table-cell>
          <table:table-cell/>
          <table:table-cell office:value-type="string" calcext:value-type="string">
            <text:p>&lt;texture local_texture="lower_pa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3min_pixel_width=40</text:p>
          </table:table-cell>
          <table:table-cell/>
          <table:table-cell office:value-type="string" calcext:value-type="string">
            <text:p>Head_Eyes_Big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style-name="ce11" office:value-type="string" calcext:value-type="string">
            <text:p>upperBodyMesh lod=2 min_pixel_width=80</text:p>
          </table:table-cell>
          <table:table-cell/>
          <table:table-cell office:value-type="string" calcext:value-type="string">
            <text:p>&lt;texture local_texture="lower_jacke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4 min_pixel_width=20</text:p>
          </table:table-cell>
          <table:table-cell/>
          <table:table-cell office:value-type="string" calcext:value-type="string">
            <text:p>High_Cheek_Bones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ce11" office:value-type="string" calcext:value-type="string">
            <text:p>upperBodyMesh lod=3 min_pixel_width=40</text:p>
          </table:table-cell>
          <table:table-cell/>
          <table:table-cell office:value-type="string" calcext:value-type="string">
            <text:p>&lt;texture local_texture="lower_alph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5min_pixel_width=0</text:p>
          </table:table-cell>
          <table:table-cell/>
          <table:table-cell office:value-type="string" calcext:value-type="string">
            <text:p>Jaw_Angle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1" office:value-type="string" calcext:value-type="string">
            <text:p>upperBodyMesh lod=4 min_pixel_width=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Jaw_Jut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3">
          <table:table-cell office:value-type="string" calcext:value-type="string">
            <text:p>&lt;texture local_texture="hair_grain"/&gt;</text:p>
          </table:table-cell>
          <table:table-cell/>
          <table:table-cell office:value-type="string" calcext:value-type="string">
            <text:p>Jowls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&lt;texture local_texture="upper_bodypaint"/&gt;</text:p>
          </table:table-cell>
          <table:table-cell/>
          <table:table-cell table:style-name="ce18" office:value-type="string" calcext:value-type="string">
            <text:p>2011-08-05T22:36:36Z INFO: dumpAvatarTEs: lower_bodypaint: 34db688d-a76d-5b69-1720-f66c004095ff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&lt;texture local_texture="hair_alpha"/&gt;</text:p>
          </table:table-cell>
          <table:table-cell/>
          <table:table-cell office:value-type="string" calcext:value-type="string">
            <text:p>Lip_Cleft_Deep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&lt;texture local_texture="upper_tattoo"/&gt;</text:p>
          </table:table-cell>
          <table:table-cell/>
          <table:table-cell table:style-name="ce18" office:value-type="string" calcext:value-type="string">
            <text:p>2011-08-05T22:36:36Z INFO: dumpAvatarTEs: lower_shoes: 85b13d86-3e95-8d4b-a03b-c9c737631194 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&lt;texture local_texture="hair_tattoo"/&gt;</text:p>
          </table:table-cell>
          <table:table-cell/>
          <table:table-cell office:value-type="string" calcext:value-type="string">
            <text:p>Lips_Fat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office:value-type="string" calcext:value-type="string">
            <text:p>&lt;texture local_texture="upper_universal_tattoo"/&gt;</text:p>
          </table:table-cell>
          <table:table-cell/>
          <table:table-cell table:style-name="ce18" office:value-type="string" calcext:value-type="string">
            <text:p>2011-08-05T22:36:36Z INFO: dumpAvatarTEs: lower_shoes: 85b13d86-3e95-8d4b-a03b-c9c737631194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Lips_Thin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&lt;texture local_texture="upper_undershirt"</text:p>
          </table:table-cell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Lipsync_Aah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string" calcext:value-type="string">
            <text:p>&lt;texture local_texture="upper_gloves"</text:p>
          </table:table-cell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Lipsync_Ooh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string" calcext:value-type="string">
            <text:p>&lt;texture local_texture="upper_shirt"</text:p>
          </table:table-cell>
          <table:table-cell table:number-columns-repeated="1015"/>
        </table:table-row>
        <table:table-row table:style-name="ro2">
          <table:table-cell table:style-name="ce18"/>
          <table:table-cell/>
          <table:table-cell office:value-type="string" calcext:value-type="string">
            <text:p>Low_Septum_Nose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&lt;texture local_texture="upper_jacket"</text:p>
          </table:table-cell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Lower_Bridge_Nos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&lt;texture local_texture="upper_alpha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2011-08-05T22:36:36Z INFO: dumpAvatarTEs: hair_grain: 7ca39b4c-bd19-4699-aff7-f93fd03d3e7b</text:p>
          </table:table-cell>
          <table:table-cell/>
          <table:table-cell office:value-type="string" calcext:value-type="string">
            <text:p>Lower_Eyebrows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3">
          <table:table-cell table:style-name="Default"/>
          <table:table-cell/>
          <table:table-cell office:value-type="string" calcext:value-type="string">
            <text:p>Male_Head</text:p>
          </table:table-cell>
          <table:table-cell office:value-type="float" office:value="388" calcext:value-type="float">
            <text:p>388</text:p>
          </table:table-cell>
          <table:table-cell table:number-columns-repeated="4"/>
          <table:table-cell table:style-name="ce18" office:value-type="string" calcext:value-type="string">
            <text:p>2011-08-05T22:36:36Z INFO: dumpAvatarTEs: upper_shirt: 3607ade8-59a0-f44b-413a-018d50505a25</text:p>
          </table:table-cell>
          <table:table-cell table:number-columns-repeated="1015"/>
        </table:table-row>
        <table:table-row table:style-name="ro5">
          <table:table-cell table:style-name="Default"/>
          <table:table-cell/>
          <table:table-cell office:value-type="string" calcext:value-type="string">
            <text:p>Mouth_Height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table:style-name="ce18" office:value-type="string" calcext:value-type="string">
            <text:p>2011-08-05T22:36:36Z INFO: dumpAvatarTEs: upper_bodypaint: 71855ea0-1773-9e70-32de-f188cc92b2dc</text:p>
          </table:table-cell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Noble_Nose_Bridg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se_Big_Out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774" calcext:value-type="float">
            <text:p>77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inty_Ears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inty_Eyebrows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251" calcext:value-type="float">
            <text:p>25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uffy_Lower_Lids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uffy_Upper_Cheeks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ound_Head</text:p>
          </table:table-cell>
          <table:table-cell office:value-type="float" office:value="504" calcext:value-type="float">
            <text:p>50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938" calcext:value-type="float">
            <text:p>93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hift_Mouth</text:p>
          </table:table-cell>
          <table:table-cell office:value-type="float" office:value="390" calcext:value-type="float">
            <text:p>39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mile_Mouth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quare_Head</text:p>
          </table:table-cell>
          <table:table-cell office:value-type="float" office:value="496" calcext:value-type="float">
            <text:p>49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quare_Jaw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1104" calcext:value-type="float">
            <text:p>110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unken_Cheeks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urprised_Eyebrows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all_Lips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Upturned_Nose_Tip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eak_Chin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Lip_Clef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Lips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Lower_Lip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Nose</text:p>
          </table:table-cell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Nose_Bridg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Upper_Lip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orried_Eyebrows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blush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bump_face_wrinkles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bump_head_base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brow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liner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shadow_inner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shadow_outer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chincurtain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moustache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sideburn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soulpatch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reckle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color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hair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highlight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shading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skingrain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ead_wrinkles_highlights_alpha.tga</text:p>
          </table:table-cell>
          <table:table-cell office:value-type="string" calcext:value-type="string">
            <text:p>not in Character folde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lipglos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lips_mask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lipstick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rosyface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head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0 min_pixel_width=320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1 min_pixel_width=16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2 min_pixel_width=8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3 min_pixel_width=4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4 min_pixel_width=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&lt;texture local_texture="head_bodypaint"/&gt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&lt;texture local_texture="head_alpha"/&gt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&lt;texture local_texture="head_tattoo"/&gt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&lt;texture local_texture="head_universal_tattoo"/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2"/>
          <table:table-cell table:style-name="ce18" office:value-type="string" calcext:value-type="string">
            <text:p>2011-08-05T22:36:36Z INFO: dumpAvatarTEs: head_bodypaint: a25b31b2-1506-2529-5516-454a3a0e0824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https://jira.secondlife.com/browse/STORM-1649</text:p>
          </table:table-cell>
          <table:table-cell table:number-columns-repeated="1023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15:Sheet1.M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9:00:55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8T10:41:53.067000000</meta:creation-date>
    <dc:date>2020-10-14T19:20:21.907000000</dc:date>
    <dc:creator>Ada Radius</dc:creator>
    <meta:editing-duration>PT30M58S</meta:editing-duration>
    <meta:editing-cycles>6</meta:editing-cycles>
    <meta:generator>LibreOffice/6.0.7.3$Windows_X86_64 LibreOffice_project/dc89aa7a9eabfd848af146d5086077aeed2ae4a5</meta:generator>
    <meta:document-statistic meta:table-count="1" meta:cell-count="635" meta:object-count="0"/>
  </office:meta>
</office:document-meta>
</file>